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color="#339933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style:font-name="Times New Roman" style:font-name-complex="Times New Roman" fo:color="#FF0000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color="#FF0000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Подготовка среды:</text:p>
      <text:p text:style-name="P2">- установил gulp</text:p>
      <text:p text:style-name="P3">- установил Smart-grid</text:p>
      <text:p text:style-name="P4">- установил gulp-less</text:p>
      <text:p text:style-name="P5">- установил browserSync</text:p>
      <text:p text:style-name="P6">- настроить пути с переменными</text:p>
      <text:p text:style-name="Standard"><text:span text:style-name="T7">- настроить<text:s/></text:span><text:span text:style-name="T8">watch</text:span><text:span text:style-name="T9">-ер на<text:s/></text:span><text:span text:style-name="T10">js</text:span><text:span text:style-name="T11"><text:s/>файлы</text:span></text:p>
      <text:p text:style-name="P12">- сделать .reset();</text:p>
      <text:p text:style-name="P13">- файлы *.less раздели на fonts.less var.less first.less и т.д. и dist естественно в один файл(concat)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wiss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MAN</meta:initial-creator>
    <dc:creator>ROMAN</dc:creator>
    <meta:creation-date>2018-11-27T22:21:00Z</meta:creation-date>
    <dc:date>2018-11-28T13:45:00Z</dc:date>
    <meta:template xlink:href="Normal" xlink:type="simple"/>
    <meta:editing-cycles>4</meta:editing-cycles>
    <meta:editing-duration>PT3060S</meta:editing-duration>
    <meta:document-statistic meta:page-count="1" meta:paragraph-count="1" meta:word-count="43" meta:character-count="291" meta:row-count="2" meta:non-whitespace-character-count="249"/>
  </office:meta>
</office:document-meta>
</file>